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5:22:07.894563814</dc:date>
    <meta:editing-duration>PT2M18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7.34788079488412E-016">
                <text:p>7.34788079488412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6812455268468">
                <text:p>-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9.79717439317883E-016">
                <text:p>9.79717439317883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